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72894" officeooo:paragraph-rsid="00072894" style:font-size-asian="10pt" style:font-size-complex="10pt"/>
    </style:style>
    <style:style style:name="P2" style:family="paragraph" style:parent-style-name="Standard">
      <style:text-properties style:font-name="Liberation Mono" fo:font-size="10pt" officeooo:rsid="0009dedc" officeooo:paragraph-rsid="0009dedc" style:font-size-asian="10pt" style:font-size-complex="10pt"/>
    </style:style>
    <style:style style:name="P3" style:family="paragraph" style:parent-style-name="Standard">
      <style:text-properties style:font-name="Liberation Mono" fo:font-size="10pt" fo:font-weight="bold" officeooo:rsid="0007ec70" officeooo:paragraph-rsid="0007ec70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Mono" fo:font-size="10pt" fo:font-style="italic" officeooo:rsid="0007ec70" officeooo:paragraph-rsid="0007ec70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Liberation Mono" fo:font-size="10pt" fo:font-style="italic" officeooo:rsid="0009dedc" officeooo:paragraph-rsid="0009ded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Liberation Mono" fo:font-size="6pt" officeooo:rsid="00072894" officeooo:paragraph-rsid="00072894" style:font-size-asian="6pt" style:font-size-complex="6pt"/>
    </style:style>
    <style:style style:name="P7" style:family="paragraph" style:parent-style-name="Standard">
      <style:text-properties style:font-name="Liberation Mono" fo:font-size="6pt" officeooo:rsid="0007ec70" officeooo:paragraph-rsid="0007ec70" style:font-size-asian="6pt" style:font-size-complex="6pt"/>
    </style:style>
    <style:style style:name="P8" style:family="paragraph" style:parent-style-name="Standard">
      <style:text-properties style:font-name="Liberation Mono" fo:font-size="6pt" officeooo:rsid="0009dedc" officeooo:paragraph-rsid="0009dedc" style:font-size-asian="6pt" style:font-size-complex="6pt"/>
    </style:style>
    <style:style style:name="P9" style:family="paragraph" style:parent-style-name="Standard">
      <style:text-properties style:font-name="Liberation Mono" fo:font-size="6pt" officeooo:rsid="0009dedc" officeooo:paragraph-rsid="0009dedc" style:font-size-asian="5.25pt" style:font-size-complex="6pt"/>
    </style:style>
    <style:style style:name="P10" style:family="paragraph" style:parent-style-name="Standard">
      <style:paragraph-properties fo:break-before="page"/>
      <style:text-properties style:font-name="Liberation Mono" fo:font-size="10pt" officeooo:rsid="00072894" officeooo:paragraph-rsid="00072894" style:font-size-asian="10pt" style:font-size-complex="10pt"/>
    </style:style>
    <style:style style:name="P11" style:family="paragraph" style:parent-style-name="Standard">
      <style:paragraph-properties fo:break-before="page"/>
      <style:text-properties style:font-name="Liberation Mono" fo:font-size="10pt" fo:font-style="italic" officeooo:rsid="0007ec70" officeooo:paragraph-rsid="0007ec70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break-before="page"/>
      <style:text-properties style:font-name="Liberation Mono" fo:font-size="10pt" fo:font-weight="bold" officeooo:rsid="0009dedc" officeooo:paragraph-rsid="0009dedc" style:font-size-asian="10pt" style:font-weight-asian="bold" style:font-size-complex="10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l of the DESC-defined groups as of <text:span text:style-name="T2">2024-01-17</text:span></text:p>
      <text:p text:style-name="P4">Management entities</text:p>
      <text:p text:style-name="P7">+---------+-------------------------------------------------+------------+--------+------------+------------+-------------------------------------+</text:p>
      <text:p text:style-name="P7">| GROUPID | <text:s text:c="19"/>GROUPNAME <text:s text:c="19"/>| GROUPABBRV | AUTHID | GROUPSTART | <text:s/>GROUPEND <text:s/>| <text:s text:c="15"/>NOTES <text:s text:c="15"/>|</text:p>
      <text:p text:style-name="P7">+---------+-------------------------------------------------+------------+--------+------------+------------+-------------------------------------+</text:p>
      <text:p text:style-name="P7">| 12 <text:s text:c="5"/>| Spokesperson Nominating Committee <text:s text:c="14"/>| SNC <text:s text:c="7"/>| 8 <text:s text:c="5"/>| <text:s text:c="11"/>| <text:s text:c="11"/>| created every two years <text:s text:c="12"/>|</text:p>
      <text:p text:style-name="P7">| 15 <text:s text:c="5"/>| Collaboration Council Nominating Committee <text:s text:c="5"/>| CCNC <text:s text:c="6"/>| 8 <text:s text:c="5"/>| <text:s text:c="11"/>| <text:s text:c="11"/>| created every year <text:s text:c="17"/>|</text:p>
      <text:p text:style-name="P7">| 16 <text:s text:c="5"/>| Scientific/Local Organizing Committee <text:s text:c="10"/>| SOC/LOC <text:s text:c="3"/>| 8 <text:s text:c="5"/>| <text:s text:c="11"/>| <text:s text:c="11"/>| created every collab mtg/sprint wk <text:s/>|</text:p>
      <text:p text:style-name="P7">| 40 <text:s text:c="5"/>| Liaison: Rubin Observatory project and facility | <text:s text:c="11"/>| 8 <text:s text:c="5"/>| <text:s text:c="11"/>| <text:s text:c="11"/>| history not tracked <text:s text:c="16"/>|</text:p>
      <text:p text:style-name="P7">| 41 <text:s text:c="5"/>| Liaison: High Performance Computing resources <text:s text:c="2"/>| <text:s text:c="11"/>| 8 <text:s text:c="5"/>| <text:s text:c="11"/>| <text:s text:c="11"/>| history not tracked <text:s text:c="16"/>|</text:p>
      <text:p text:style-name="P7">| 42 <text:s text:c="5"/>| Liaison: Other Science Projects <text:s text:c="16"/>| <text:s text:c="11"/>| 8 <text:s text:c="5"/>| <text:s text:c="11"/>| <text:s text:c="11"/>| history not tracked <text:s text:c="16"/>|</text:p>
      <text:p text:style-name="P7">| 2 <text:s text:c="6"/>| Executive Board <text:s text:c="32"/>| <text:s text:c="11"/>| 8 <text:s text:c="5"/>| 2012-06-15 | 2015-06-30 | Recast as Advisory Board <text:s text:c="11"/>|</text:p>
      <text:p text:style-name="P7">| 9 <text:s text:c="6"/>| International Resources Committee <text:s text:c="14"/>| IRC <text:s text:c="7"/>| 8 <text:s text:c="5"/>| 2012-06-15 | <text:s text:c="11"/>| non-DESC people; not tracked <text:s text:c="7"/>|</text:p>
      <text:p text:style-name="P7">| 18 <text:s text:c="5"/>| Governance Committee <text:s text:c="27"/>| <text:s text:c="11"/>| 11 <text:s text:c="4"/>| 2012-06-15 | 2013-06-30 | (voting members of Executive Board) |</text:p>
      <text:p text:style-name="P7">| 20 <text:s text:c="5"/>| Office of the Spokesperson <text:s text:c="21"/>| <text:s text:c="11"/>| 1 <text:s text:c="5"/>| 2012-06-15 | <text:s text:c="11"/>| <text:s text:c="36"/>|</text:p>
      <text:p text:style-name="P7">| 21 <text:s text:c="5"/>| Office of the Deputy Spokesperson <text:s text:c="14"/>| <text:s text:c="11"/>| 2 <text:s text:c="5"/>| 2012-06-15 | <text:s text:c="11"/>| <text:s text:c="36"/>|</text:p>
      <text:p text:style-name="P7">| 22 <text:s text:c="5"/>| Technical Working Groups <text:s text:c="23"/>| <text:s text:c="11"/>| 2 <text:s text:c="5"/>| 2012-06-15 | <text:s text:c="11"/>| <text:s text:c="36"/>|</text:p>
      <text:p text:style-name="P7">| 23 <text:s text:c="5"/>| Computing/Simulation Working Groups <text:s text:c="12"/>| <text:s text:c="11"/>| 2 <text:s text:c="5"/>| 2012-06-15 | <text:s text:c="11"/>| <text:s text:c="36"/>|</text:p>
      <text:p text:style-name="P7">| 24 <text:s text:c="5"/>| Analysis Working Groups <text:s text:c="24"/>| <text:s text:c="11"/>| 2 <text:s text:c="5"/>| 2012-06-15 | <text:s text:c="11"/>| <text:s text:c="36"/>|</text:p>
      <text:p text:style-name="P7">| 1 <text:s text:c="6"/>| Collaboration Council <text:s text:c="26"/>| CC <text:s text:c="8"/>| 1 <text:s text:c="5"/>| 2014-10-13 | <text:s text:c="11"/>| <text:s text:c="36"/>|</text:p>
      <text:p text:style-name="P7">| 7 <text:s text:c="6"/>| Membership Committee <text:s text:c="27"/>| MC <text:s text:c="8"/>| 8 <text:s text:c="5"/>| 2014-12-19 | <text:s text:c="11"/>| <text:s text:c="36"/>|</text:p>
      <text:p text:style-name="P7">| 4 <text:s text:c="6"/>| Operations Committee <text:s text:c="27"/>| OC <text:s text:c="8"/>| 2 <text:s text:c="5"/>| 2015-01-01 | <text:s text:c="11"/>| <text:s text:c="36"/>|</text:p>
      <text:p text:style-name="P7">| 13 <text:s text:c="5"/>| Junior DESC Organization <text:s text:c="23"/>| JuDO <text:s text:c="6"/>| 8 <text:s text:c="5"/>| 2015-01-03 | <text:s text:c="11"/>| <text:s text:c="36"/>|</text:p>
      <text:p text:style-name="P7">| 3 <text:s text:c="6"/>| Advisory Board <text:s text:c="33"/>| <text:s text:c="11"/>| 8 <text:s text:c="5"/>| 2015-07-01 | <text:s text:c="11"/>| <text:s text:c="36"/>|</text:p>
      <text:p text:style-name="P7">| 8 <text:s text:c="6"/>| Meetings Committee <text:s text:c="29"/>| <text:s text:c="11"/>| 2 <text:s text:c="5"/>| 2015-08-31 | <text:s text:c="11"/>| <text:s text:c="36"/>|</text:p>
      <text:p text:style-name="P7">| 25 <text:s text:c="5"/>| Operations Group <text:s text:c="31"/>| OPS <text:s text:c="7"/>| 2 <text:s text:c="5"/>| 2016-02-26 | <text:s text:c="11"/>| <text:s text:c="36"/>|</text:p>
      <text:p text:style-name="P7">| 17 <text:s text:c="5"/>| Publications Committee <text:s text:c="25"/>| <text:s text:c="11"/>| 8 <text:s text:c="5"/>| 2016-03-01 | 2016-09-30 | <text:s text:c="36"/>|</text:p>
      <text:p text:style-name="P7">| 30 <text:s text:c="5"/>| Office of the Ombuds <text:s text:c="27"/>| <text:s text:c="11"/>| 8 <text:s text:c="5"/>| 2016-03-01 | <text:s text:c="11"/>| Appointed by the CC <text:s text:c="16"/>|</text:p>
      <text:p text:style-name="P7">| 6 <text:s text:c="6"/>| Publication Board <text:s text:c="30"/>| PUB <text:s text:c="7"/>| 8 <text:s text:c="5"/>| 2016-09-01 | <text:s text:c="11"/>| <text:s text:c="36"/>|</text:p>
      <text:p text:style-name="P7">| 19 <text:s text:c="5"/>| Membership Review Policy Committee <text:s text:c="13"/>| MRPC <text:s text:c="6"/>| 8 <text:s text:c="5"/>| 2019-04-22 | <text:s text:c="11"/>| <text:s text:c="36"/>|</text:p>
      <text:p text:style-name="P7">| 51 <text:s text:c="5"/>| Software Review Policy Committee <text:s text:c="15"/>| SRPC <text:s text:c="6"/>| 8 <text:s text:c="5"/>| 2019-04-22 | 2021-07-31 | <text:s text:c="36"/>|</text:p>
      <text:p text:style-name="P7">| 26 <text:s text:c="5"/>| Data Working Groups <text:s text:c="28"/>| <text:s text:c="11"/>| 2 <text:s text:c="5"/>| 2019-07-01 | 2021-06-30 | <text:s text:c="36"/>|</text:p>
      <text:p text:style-name="P7">| 50 <text:s text:c="5"/>| Speakers Bureau Policy Committee <text:s text:c="15"/>| SBPC <text:s text:c="6"/>| 8 <text:s text:c="5"/>| 2019-07-01 | 2021-07-31 | <text:s text:c="36"/>|</text:p>
      <text:p text:style-name="P7">| 14 <text:s text:c="5"/>| ad-hoc Meetings Accessibility Committee <text:s text:c="8"/>| MAC <text:s text:c="7"/>| 2 <text:s text:c="5"/>| 2020-03-01 | 2021-05-01 | one year charter <text:s text:c="19"/>|</text:p>
      <text:p text:style-name="P7">| 10 <text:s text:c="5"/>| Equity Diversity and Inclusion Committee <text:s text:c="7"/>| EDI <text:s text:c="7"/>| 8 <text:s text:c="5"/>| 2020-07-01 | <text:s text:c="11"/>| <text:s text:c="36"/>|</text:p>
      <text:p text:style-name="P7">| 52 <text:s text:c="5"/>| Data Facility Committee <text:s text:c="24"/>| <text:s text:c="11"/>| 2 <text:s text:c="5"/>| 2021-07-01 | <text:s text:c="11"/>| <text:s text:c="36"/>|</text:p>
      <text:p text:style-name="P7">| 5 <text:s text:c="6"/>| Speakers Bureau <text:s text:c="32"/>| SB <text:s text:c="8"/>| 8 <text:s text:c="5"/>| 2021-10-03 | <text:s text:c="11"/>| <text:s text:c="36"/>|</text:p>
      <text:p text:style-name="P7">| 53 <text:s text:c="5"/>| Mentoring Committee <text:s text:c="28"/>| <text:s text:c="11"/>| 2 <text:s text:c="5"/>| 2022-08-01 | <text:s text:c="11"/>| <text:s text:c="36"/>|</text:p>
      <text:p text:style-name="P7">| 11 <text:s text:c="5"/>| Senior but Unseasoned DESC Organization <text:s text:c="8"/>| SUDO <text:s text:c="6"/>| 12 <text:s text:c="4"/>| 2023-08-15 | <text:s text:c="11"/>| <text:s text:c="36"/>|</text:p>
      <text:p text:style-name="P7">| 54 <text:s text:c="5"/>| Spokesperson Sustainability Committee <text:s text:c="10"/>| <text:s text:c="11"/>| 8 <text:s text:c="5"/>| 2023-12-21 | <text:s text:c="11"/>| ad hoc committee <text:s text:c="19"/>|</text:p>
      <text:p text:style-name="P7">+---------+-------------------------------------------------+------------+--------+------------+------------+-------------------------------------+</text:p>
      <text:p text:style-name="P7"/>
      <text:p text:style-name="P4">Working Groups</text:p>
      <text:p text:style-name="P7">+---------+----------------------------------------------------+------------+--------+------------+------------+--------------------------------------------+</text:p>
      <text:p text:style-name="P7">| GROUPID | <text:s text:c="20"/>GROUPNAME <text:s text:c="21"/>| GROUPABBRV | AUTHID | GROUPSTART | <text:s/>GROUPEND <text:s/>| <text:s text:c="18"/>NOTES <text:s text:c="19"/>|</text:p>
      <text:p text:style-name="P7">+---------+----------------------------------------------------+------------+--------+------------+------------+--------------------------------------------+</text:p>
      <text:p text:style-name="P7">| 110 <text:s text:c="4"/>| Photometric Redshifts Working Group <text:s text:c="15"/>| PZ <text:s text:c="8"/>| 6 <text:s text:c="5"/>| 2012-06-15 | <text:s text:c="11"/>| <text:s text:c="43"/>|</text:p>
      <text:p text:style-name="P7">| 111 <text:s text:c="4"/>| Theory &amp; Joint Probes Working Group <text:s text:c="15"/>| TJP <text:s text:c="7"/>| 6 <text:s text:c="5"/>| 2012-06-15 | 2021-07-01 | Evolved to MCP WG <text:s text:c="25"/>|</text:p>
      <text:p text:style-name="P7">| 112 <text:s text:c="4"/>| Galaxy Clusters Working Group <text:s text:c="21"/>| CL <text:s text:c="8"/>| 6 <text:s text:c="5"/>| 2012-06-15 | <text:s text:c="11"/>| <text:s text:c="43"/>|</text:p>
      <text:p text:style-name="P7">| 113 <text:s text:c="4"/>| Large Scale Structure Working Group <text:s text:c="15"/>| LSS <text:s text:c="7"/>| 6 <text:s text:c="5"/>| 2012-06-15 | 2024-01-04 | <text:s text:c="43"/>|</text:p>
      <text:p text:style-name="P7">| 114 <text:s text:c="4"/>| Strong Lensing Working Group <text:s text:c="22"/>| SL <text:s text:c="8"/>| 6 <text:s text:c="5"/>| 2012-06-15 | 2021-07-01 | Merged into TD WG as a Topical Team <text:s text:c="7"/>|</text:p>
      <text:p text:style-name="P7">| 115 <text:s text:c="4"/>| Supernovae Working Group <text:s text:c="26"/>| SN <text:s text:c="8"/>| 6 <text:s text:c="5"/>| 2012-06-15 | 2021-07-01 | Merged into TD WG as a Topical Team <text:s text:c="7"/>|</text:p>
      <text:p text:style-name="P7">| 117 <text:s text:c="4"/>| Weak Lensing Working Group <text:s text:c="24"/>| WL <text:s text:c="8"/>| 6 <text:s text:c="5"/>| 2012-06-15 | <text:s text:c="11"/>| <text:s text:c="43"/>|</text:p>
      <text:p text:style-name="P7">| 119 <text:s text:c="4"/>| Cosmological Simulations Working Group <text:s text:c="12"/>| CS <text:s text:c="8"/>| 4 <text:s text:c="5"/>| 2012-06-15 | 2021-01-03 | merged into CSS <text:s text:c="27"/>|</text:p>
      <text:p text:style-name="P7">| 122 <text:s text:c="4"/>| Computing Infrastructure Working Group <text:s text:c="12"/>| CI <text:s text:c="8"/>| 4 <text:s text:c="5"/>| 2012-06-15 | 2019-09-01 | Converted into CO WG <text:s text:c="22"/>|</text:p>
      <text:p text:style-name="P7">| 123 <text:s text:c="4"/>| Software Working Group <text:s text:c="28"/>| <text:s text:c="11"/>| 4 <text:s text:c="5"/>| 2012-06-15 | 2015-06-30 | Merged into CI WG <text:s text:c="25"/>|</text:p>
      <text:p text:style-name="P7">| 124 <text:s text:c="4"/>| Photon Simulator Working Group <text:s text:c="20"/>| <text:s text:c="11"/>| 4 <text:s text:c="5"/>| 2012-06-15 | 2015-06-30 | Converted to Survey Sim WG <text:s text:c="16"/>|</text:p>
      <text:p text:style-name="P7">| 125 <text:s text:c="4"/>| Analysis-Computing Liaison Working Group <text:s text:c="10"/>| <text:s text:c="11"/>| 4 <text:s text:c="5"/>| 2012-06-15 | 2015-06-30 | <text:s text:c="43"/>|</text:p>
      <text:p text:style-name="P7">| 126 <text:s text:c="4"/>| System Throughput Working Group <text:s text:c="19"/>| <text:s text:c="11"/>| 3 <text:s text:c="5"/>| 2012-06-15 | 2015-06-30 | <text:s text:c="43"/>|</text:p>
      <text:p text:style-name="P7">| 127 <text:s text:c="4"/>| Image Processing Pipelines Working Group <text:s text:c="10"/>| <text:s text:c="11"/>| 3 <text:s text:c="5"/>| 2012-06-15 | 2015-06-30 | <text:s text:c="43"/>|</text:p>
      <text:p text:style-name="P7">| 128 <text:s text:c="4"/>| Image Quality Working Group <text:s text:c="23"/>| <text:s text:c="11"/>| 3 <text:s text:c="5"/>| 2012-06-15 | 2015-06-30 | <text:s text:c="43"/>|</text:p>
      <text:p text:style-name="P7">| 129 <text:s text:c="4"/>| Science Ops and Calibration Working Group <text:s text:c="9"/>| <text:s text:c="11"/>| 3 <text:s text:c="5"/>| 2012-06-15 | 2015-06-30 | <text:s text:c="43"/>|</text:p>
      <text:p text:style-name="P7">| 130 <text:s text:c="4"/>| Image Processing Algorithms Working Group <text:s text:c="9"/>| <text:s text:c="11"/>| 3 <text:s text:c="5"/>| 2013-02-03 | 2015-06-30 | Renamed Image Processing Pipelines? <text:s text:c="7"/>|</text:p>
      <text:p text:style-name="P7">| 104 <text:s text:c="4"/>| Sensor Anomalies Working Group <text:s text:c="20"/>| SA <text:s text:c="8"/>| 3 <text:s text:c="5"/>| 2015-02-01 | 2024-01-04 | Paused on 2024-01-04 <text:s text:c="22"/>|</text:p>
      <text:p text:style-name="P7">| 120 <text:s text:c="4"/>| Survey Simulations Working Group <text:s text:c="18"/>| SS <text:s text:c="8"/>| 4 <text:s text:c="5"/>| 2015-07-01 | 2021-01-03 | merged into CSS <text:s text:c="27"/>|</text:p>
      <text:p text:style-name="P7">| 102 <text:s text:c="4"/>| Photometric Corrections/Calibrations Working Group | PC <text:s text:c="8"/>| 3 <text:s text:c="5"/>| 2015-12-02 | 2024-01-04 | <text:s text:c="43"/>|</text:p>
      <text:p text:style-name="P7">| 105 <text:s text:c="4"/>| Computing Working Group <text:s text:c="27"/>| CO <text:s text:c="8"/>| 4 <text:s text:c="5"/>| 2019-09-01 | <text:s text:c="11"/>| Formed from CI and CSS WGs <text:s text:c="16"/>|</text:p>
      <text:p text:style-name="P7">| 101 <text:s text:c="4"/>| Blending Working Group <text:s text:c="28"/>| BL <text:s text:c="8"/>| 3 <text:s text:c="5"/>| 2019-09-03 | 2024-01-04 | Formed from BTF <text:s text:c="27"/>|</text:p>
      <text:p text:style-name="P7">| 108 <text:s text:c="4"/>| Dark Matter Working Group <text:s text:c="25"/>| DM <text:s text:c="8"/>| 6 <text:s text:c="5"/>| 2019-09-03 | <text:s text:c="11"/>| <text:s text:c="43"/>|</text:p>
      <text:p text:style-name="P7">| 131 <text:s text:c="4"/>| Commissioning Working Group <text:s text:c="23"/>| COM <text:s text:c="7"/>| 6 <text:s text:c="5"/>| 2019-09-09 | 2024-01-04 | Formed from COM TF <text:s text:c="24"/>|</text:p>
      <text:p text:style-name="P7">| 118 <text:s text:c="4"/>| Observing Strategy Working Group <text:s text:c="18"/>| OS <text:s text:c="8"/>| 3 <text:s text:c="5"/>| 2019-09-12 | 2021-01-07 | Formed from OS TF <text:s text:c="25"/>|</text:p>
      <text:p text:style-name="P7">| 109 <text:s text:c="4"/>| External Synergies Working Group <text:s text:c="18"/>| ES <text:s text:c="8"/>| 6 <text:s text:c="5"/>| 2019-10-01 | 2024-01-04 | <text:s text:c="43"/>|</text:p>
      <text:p text:style-name="P7">| 103 <text:s text:c="4"/>| Point Spread Function Working Group <text:s text:c="15"/>| PSF <text:s text:c="7"/>| 3 <text:s text:c="5"/>| 2019-10-02 | 2024-01-04 | Formed from PSF TF <text:s text:c="24"/>|</text:p>
      <text:p text:style-name="P7">| 106 <text:s text:c="4"/>| Cosmological and Survey Sims Working Group <text:s text:c="8"/>| CSS <text:s text:c="7"/>| 4 <text:s text:c="5"/>| 2021-01-03 | <text:s text:c="11"/>| <text:s text:c="43"/>|</text:p>
      <text:p text:style-name="P7">| 107 <text:s text:c="4"/>| Science Release and Validation Working Group <text:s text:c="6"/>| SRV <text:s text:c="7"/>| 4 <text:s text:c="5"/>| 2021-07-01 | <text:s text:c="11"/>| <text:s text:c="43"/>|</text:p>
      <text:p text:style-name="P7">| 116 <text:s text:c="4"/>| Time Domain Working Group <text:s text:c="25"/>| TD <text:s text:c="8"/>| 6 <text:s text:c="5"/>| 2021-07-01 | <text:s text:c="11"/>| Created from merge of SL and SN WGs <text:s text:c="7"/>|</text:p>
      <text:p text:style-name="P7">| 132 <text:s text:c="4"/>| Modeling and Combined Probes Working Group <text:s text:c="8"/>| MCP <text:s text:c="7"/>| 6 <text:s text:c="5"/>| 2021-07-01 | <text:s text:c="11"/>| Renamed from TJP WG <text:s text:c="23"/>|</text:p>
      <text:p text:style-name="P7">| 137 <text:s text:c="4"/>| Observing Strategy Working Group <text:s text:c="18"/>| OS <text:s text:c="8"/>| 6 <text:s text:c="5"/>| 2021-07-01 | 2024-01-04 | Moved to Analysis Coord <text:s text:c="19"/>|</text:p>
      <text:p text:style-name="P7">| 133 <text:s text:c="4"/>| Pixels to Objects Working Group <text:s text:c="19"/>| PO <text:s text:c="8"/>| 3 <text:s text:c="5"/>| 2024-01-04 | <text:s text:c="11"/>| Formed from BL WG + SSI TT + PC/PSF/WL WGs |</text:p>
      <text:p text:style-name="P7">| 134 <text:s text:c="4"/>| Pixels to Light Curves Working Group <text:s text:c="14"/>| PLC <text:s text:c="7"/>| 3 <text:s text:c="5"/>| 2024-01-04 | <text:s text:c="11"/>| Formed from DIA TT + PC WG + SSI TT <text:s text:c="7"/>|</text:p>
      <text:p text:style-name="P7">| 135 <text:s text:c="4"/>| Survey Coordination Working Group <text:s text:c="17"/>| SC <text:s text:c="8"/>| 6 <text:s text:c="5"/>| 2024-01-04 | <text:s text:c="11"/>| Formed from OS and ES WGs <text:s text:c="17"/>|</text:p>
      <text:p text:style-name="P7">| 136 <text:s text:c="4"/>| Weak Lensing/LSS Working Group <text:s text:c="20"/>| WLSS <text:s text:c="6"/>| 6 <text:s text:c="5"/>| 2024-01-04 | <text:s text:c="11"/>| Formed from WL and LSS WGs <text:s text:c="16"/>|</text:p>
      <text:p text:style-name="P7">+---------+----------------------------------------------------+------------+--------+------------+------------+--------------------------------------------+</text:p>
      <text:p text:style-name="P7"/>
      <text:p text:style-name="P9"/>
      <text:p text:style-name="P11">Topical Teams</text:p>
      <text:p text:style-name="P7">+---------+--------------------------------------------------------+------------+--------+------------+------------+-------------------+</text:p>
      <text:p text:style-name="P7">| GROUPID | <text:s text:c="22"/>GROUPNAME <text:s text:c="23"/>| GROUPABBRV | AUTHID | GROUPSTART | <text:s/>GROUPEND <text:s/>| <text:s text:c="6"/>NOTES <text:s text:c="6"/>|</text:p>
      <text:p text:style-name="P7">+---------+--------------------------------------------------------+------------+--------+------------+------------+-------------------+</text:p>
      <text:p text:style-name="P7">| 207 <text:s text:c="4"/>| Core Cosmology Library Topical Team <text:s text:c="19"/>| CLL <text:s text:c="7"/>| 2 <text:s text:c="5"/>| 2019-09-09 | <text:s text:c="11"/>| <text:s text:c="18"/>|</text:p>
      <text:p text:style-name="P7">| 215 <text:s text:c="4"/>| TJPCov Topical Team <text:s text:c="35"/>| <text:s text:c="11"/>| 2 <text:s text:c="5"/>| 2019-09-10 | <text:s text:c="11"/>| <text:s text:c="18"/>|</text:p>
      <text:p text:style-name="P7">| 203 <text:s text:c="4"/>| Beyond wCDM Topical Team <text:s text:c="30"/>| <text:s text:c="11"/>| 2 <text:s text:c="5"/>| 2019-09-17 | <text:s text:c="11"/>| <text:s text:c="18"/>|</text:p>
      <text:p text:style-name="P7">| 216 <text:s text:c="4"/>| Data Access Topical Team <text:s text:c="30"/>| <text:s text:c="11"/>| 2 <text:s text:c="5"/>| 2019-11-05 | 2021-12-31 | Subsumed by CO WG |</text:p>
      <text:p text:style-name="P7">| 208 <text:s text:c="4"/>| Difference Imaging Analysis Topical Team <text:s text:c="14"/>| DIA <text:s text:c="7"/>| 2 <text:s text:c="5"/>| 2019-11-20 | <text:s text:c="11"/>| within SNWG <text:s text:c="6"/>|</text:p>
      <text:p text:style-name="P7">| 201 <text:s text:c="4"/>| Alerts Topical Team <text:s text:c="35"/>| <text:s text:c="11"/>| 2 <text:s text:c="5"/>| 2020-03-30 | 2021-09-21 | Mission complete. |</text:p>
      <text:p text:style-name="P7">| 214 <text:s text:c="4"/>| Machine Learning for Transient Science Topical Team <text:s text:c="3"/>| MALTS <text:s text:c="5"/>| 2 <text:s text:c="5"/>| 2021-03-22 | <text:s text:c="11"/>| <text:s text:c="18"/>|</text:p>
      <text:p text:style-name="P7">| 211 <text:s text:c="4"/>| Intrinsic Alignments Topical Team <text:s text:c="21"/>| <text:s text:c="11"/>| 2 <text:s text:c="5"/>| 2021-05-04 | <text:s text:c="11"/>| within MCP &amp; WL <text:s text:c="2"/>|</text:p>
      <text:p text:style-name="P7">| 213 <text:s text:c="4"/>| Strong Lensing Topical Team <text:s text:c="27"/>| SL <text:s text:c="8"/>| 2 <text:s text:c="5"/>| 2021-07-01 | <text:s text:c="11"/>| <text:s text:c="18"/>|</text:p>
      <text:p text:style-name="P7">| 206 <text:s text:c="4"/>| Cluster Weak Lensing Mass Modeling Topical Team <text:s text:c="7"/>| <text:s text:c="11"/>| 2 <text:s text:c="5"/>| 2021-07-08 | <text:s text:c="11"/>| within CL <text:s text:c="8"/>|</text:p>
      <text:p text:style-name="P7">| 212 <text:s text:c="4"/>| Redshift Assessment Infrastructure Layers Topical Team | RAIL <text:s text:c="6"/>| 2 <text:s text:c="5"/>| 2021-08-20 | <text:s text:c="11"/>| within PZ <text:s text:c="8"/>|</text:p>
      <text:p text:style-name="P7">| 204 <text:s text:c="4"/>| Blending Toolkit Topical Team <text:s text:c="25"/>| <text:s text:c="11"/>| 2 <text:s text:c="5"/>| 2021-10-08 | <text:s text:c="11"/>| within BWG <text:s text:c="7"/>|</text:p>
      <text:p text:style-name="P7">| 210 <text:s text:c="4"/>| imSim Topical Team <text:s text:c="36"/>| <text:s text:c="11"/>| 2 <text:s text:c="5"/>| 2021-11-01 | <text:s text:c="11"/>| <text:s text:c="18"/>|</text:p>
      <text:p text:style-name="P7">| 209 <text:s text:c="4"/>| Higher Order Statistics Topical Team <text:s text:c="18"/>| HOS <text:s text:c="7"/>| 2 <text:s text:c="5"/>| 2021-11-22 | <text:s text:c="11"/>| <text:s text:c="18"/>|</text:p>
      <text:p text:style-name="P7">| 202 <text:s text:c="4"/>| Bayesian Pipelines Topical Team <text:s text:c="23"/>| <text:s text:c="11"/>| 2 <text:s text:c="5"/>| 2022-01-14 | <text:s text:c="11"/>| <text:s text:c="18"/>|</text:p>
      <text:p text:style-name="P7">| 205 <text:s text:c="4"/>| Blind Analysis Topical Team <text:s text:c="27"/>| <text:s text:c="11"/>| 2 <text:s text:c="5"/>| 2022-06-06 | <text:s text:c="11"/>| within MCP <text:s text:c="7"/>|</text:p>
      <text:p text:style-name="P7">| 217 <text:s text:c="4"/>| Weak Lensing Shear Topical Team <text:s text:c="23"/>| <text:s text:c="11"/>| 2 <text:s text:c="5"/>| 2022-09-19 | <text:s text:c="11"/>| <text:s text:c="18"/>|</text:p>
      <text:p text:style-name="P7">| 218 <text:s text:c="4"/>| DESC-DESI Coordination Topical Team <text:s text:c="19"/>| <text:s text:c="11"/>| 2 <text:s text:c="5"/>| 2023-10-20 | <text:s text:c="11"/>| within ES <text:s text:c="8"/>|</text:p>
      <text:p text:style-name="P7">+---------+--------------------------------------------------------+------------+--------+------------+------------+-------------------+</text:p>
      <text:p text:style-name="P7"/>
      <text:p text:style-name="P4">Task Forces</text:p>
      <text:p text:style-name="P7">+---------+--------------------------------------------------------+------------+--------+------------+------------+-------------------------+</text:p>
      <text:p text:style-name="P7">| GROUPID | <text:s text:c="22"/>GROUPNAME <text:s text:c="23"/>| GROUPABBRV | AUTHID | GROUPSTART | <text:s/>GROUPEND <text:s/>| <text:s text:c="9"/>NOTES <text:s text:c="9"/>|</text:p>
      <text:p text:style-name="P7">+---------+--------------------------------------------------------+------------+--------+------------+------------+-------------------------+</text:p>
      <text:p text:style-name="P7">| 308 <text:s text:c="4"/>| Reprocessing Task Force <text:s text:c="31"/>| <text:s text:c="11"/>| 6 <text:s text:c="5"/>| 2013-00-00 | 2017-06-30 | <text:s text:c="24"/>|</text:p>
      <text:p text:style-name="P7">| 309 <text:s text:c="4"/>| Impact of Atmospheric Absorption on Photo-Z Task Force | <text:s text:c="11"/>| 6 <text:s text:c="5"/>| 2015-07-01 | 2017-06-30 | <text:s text:c="24"/>|</text:p>
      <text:p text:style-name="P7">| 310 <text:s text:c="4"/>| Mitigation of Intrinsic Alignments Task Force <text:s text:c="9"/>| <text:s text:c="11"/>| 6 <text:s text:c="5"/>| 2015-07-01 | 2017-06-30 | <text:s text:c="24"/>|</text:p>
      <text:p text:style-name="P7">| 311 <text:s text:c="4"/>| Non-Gaussian WL statistics Task Force <text:s text:c="17"/>| <text:s text:c="11"/>| 6 <text:s text:c="5"/>| 2015-07-01 | 2017-06-30 | <text:s text:c="24"/>|</text:p>
      <text:p text:style-name="P7">| 312 <text:s text:c="4"/>| Probabilistic PSF Marginalization Task Force <text:s text:c="10"/>| <text:s text:c="11"/>| 6 <text:s text:c="5"/>| 2015-07-01 | 2017-06-30 | <text:s text:c="24"/>|</text:p>
      <text:p text:style-name="P7">| 313 <text:s text:c="4"/>| Photo-z Realistic SEDs Task Force <text:s text:c="21"/>| <text:s text:c="11"/>| 6 <text:s text:c="5"/>| 2015-07-01 | 2017-06-30 | <text:s text:c="24"/>|</text:p>
      <text:p text:style-name="P7">| 314 <text:s text:c="4"/>| Galactic Reddening <text:s text:c="36"/>| <text:s text:c="11"/>| 6 <text:s text:c="5"/>| 2015-07-01 | 2017-06-30 | <text:s text:c="24"/>|</text:p>
      <text:p text:style-name="P7">| 315 <text:s text:c="4"/>| Galaxy Simulation Task Force <text:s text:c="26"/>| <text:s text:c="11"/>| 6 <text:s text:c="5"/>| 2015-07-01 | 2017-06-30 | <text:s text:c="24"/>|</text:p>
      <text:p text:style-name="P7">| 316 <text:s text:c="4"/>| Statistical Methods Task Force <text:s text:c="24"/>| <text:s text:c="11"/>| 6 <text:s text:c="5"/>| 2015-07-01 | 2017-06-30 | <text:s text:c="24"/>|</text:p>
      <text:p text:style-name="P7">| 317 <text:s text:c="4"/>| Survey Strategy Task Force <text:s text:c="28"/>| <text:s text:c="11"/>| 6 <text:s text:c="5"/>| 2015-07-01 | 2017-06-30 | <text:s text:c="24"/>|</text:p>
      <text:p text:style-name="P7">| 318 <text:s text:c="4"/>| Twinkles Task Force <text:s text:c="35"/>| <text:s text:c="11"/>| 6 <text:s text:c="5"/>| 2015-07-01 | 2017-06-30 | <text:s text:c="24"/>|</text:p>
      <text:p text:style-name="P7">| 319 <text:s text:c="4"/>| 3D Data Compression Task Force <text:s text:c="24"/>| <text:s text:c="11"/>| 6 <text:s text:c="5"/>| 2015-07-01 | 2017-06-30 | <text:s text:c="24"/>|</text:p>
      <text:p text:style-name="P7">| 320 <text:s text:c="4"/>| Self-calib Methods to Mitigate IA Task Force <text:s text:c="10"/>| <text:s text:c="11"/>| 6 <text:s text:c="5"/>| 2015-07-01 | 2017-06-30 | <text:s text:c="24"/>|</text:p>
      <text:p text:style-name="P7">| 321 <text:s text:c="4"/>| TJP Code Comparison Task Force <text:s text:c="24"/>| <text:s text:c="11"/>| 6 <text:s text:c="5"/>| 2015-07-01 | 2017-06-30 | <text:s text:c="24"/>|</text:p>
      <text:p text:style-name="P7">| 301 <text:s text:c="4"/>| Commissioning Task Force <text:s text:c="30"/>| COM <text:s text:c="7"/>| 3 <text:s text:c="5"/>| 2017-07-01 | 2019-09-09 | Converted to COM WG <text:s text:c="4"/>|</text:p>
      <text:p text:style-name="P7">| 304 <text:s text:c="4"/>| Blending Task Force <text:s text:c="35"/>| BTF <text:s text:c="7"/>| 6 <text:s text:c="5"/>| 2017-09-01 | 2019-09-03 | Converted to BL WG <text:s text:c="5"/>|</text:p>
      <text:p text:style-name="P7">| 303 <text:s text:c="4"/>| Observing Strategy Task Force <text:s text:c="25"/>| OS <text:s text:c="8"/>| 6 <text:s text:c="5"/>| 2017-11-08 | 2019-09-12 | Converted to OS WG <text:s text:c="5"/>|</text:p>
      <text:p text:style-name="P7">| 305 <text:s text:c="4"/>| DM-DC2 Task Force <text:s text:c="37"/>| <text:s text:c="11"/>| 6 <text:s text:c="5"/>| 2018-02-01 | 2019-09-01 | Merged into CO WG <text:s text:c="6"/>|</text:p>
      <text:p text:style-name="P7">| 306 <text:s text:c="4"/>| Data Access Task Force <text:s text:c="32"/>| <text:s text:c="11"/>| 6 <text:s text:c="5"/>| 2018-06-01 | 2019-09-01 | Converted to TT (CO WG) |</text:p>
      <text:p text:style-name="P7">| 302 <text:s text:c="4"/>| Followup Task Force <text:s text:c="35"/>| FTF <text:s text:c="7"/>| 3 <text:s text:c="5"/>| 2018-10-16 | 2019-09-01 | Converted to ES WG <text:s text:c="5"/>|</text:p>
      <text:p text:style-name="P7">| 307 <text:s text:c="4"/>| PSF Task Force <text:s text:c="40"/>| <text:s text:c="11"/>| 6 <text:s text:c="5"/>| 2019-02-22 | 2019-09-03 | Converted to PSF WG <text:s text:c="4"/>|</text:p>
      <text:p text:style-name="P7">| 322 <text:s text:c="4"/>| Commissioning Task Force <text:s text:c="30"/>| COM <text:s text:c="7"/>| 3 <text:s text:c="5"/>| 2024-01-04 | <text:s text:c="11"/>| Reverted from WG to TF <text:s/>|</text:p>
      <text:p text:style-name="P7">+---------+--------------------------------------------------------+------------+--------+------------+------------+-------------------------+</text:p>
      <text:p text:style-name="P7"/>
      <text:p text:style-name="P8"/>
      <text:p text:style-name="P12">Small tables used by the DESC serviceHist database as of <text:span text:style-name="T2">2024-01-17</text:span></text:p>
      <text:p text:style-name="P5">Table of defined roles</text:p>
      <text:p text:style-name="P2">+--------+----------------------+-------+</text:p>
      <text:p text:style-name="P2">| ROLEID | <text:s text:c="6"/>ROLENAME <text:s text:c="6"/>| NOTES |</text:p>
      <text:p text:style-name="P2">+--------+----------------------+-------+</text:p>
      <text:p text:style-name="P2">| 0 <text:s text:c="5"/>| co-Spokesperson <text:s text:c="5"/>| <text:s text:c="6"/>|</text:p>
      <text:p text:style-name="P2">| 1 <text:s text:c="5"/>| Spokesperson <text:s text:c="8"/>| <text:s text:c="6"/>|</text:p>
      <text:p text:style-name="P2">| 2 <text:s text:c="5"/>| Deputy Spokesperson <text:s/>| <text:s text:c="6"/>|</text:p>
      <text:p text:style-name="P2">| 3 <text:s text:c="5"/>| Coordinator <text:s text:c="9"/>| <text:s text:c="6"/>|</text:p>
      <text:p text:style-name="P2">| 4 <text:s text:c="5"/>| Deputy Coordinator <text:s text:c="2"/>| <text:s text:c="6"/>|</text:p>
      <text:p text:style-name="P2">| 5 <text:s text:c="5"/>| Manager <text:s text:c="13"/>| <text:s text:c="6"/>|</text:p>
      <text:p text:style-name="P2">| 6 <text:s text:c="5"/>| Deputy Manager <text:s text:c="6"/>| <text:s text:c="6"/>|</text:p>
      <text:p text:style-name="P2">| 7 <text:s text:c="5"/>| Member <text:s text:c="14"/>| <text:s text:c="6"/>|</text:p>
      <text:p text:style-name="P2">| 8 <text:s text:c="5"/>| Full Member <text:s text:c="9"/>| <text:s text:c="6"/>|</text:p>
      <text:p text:style-name="P2">| 9 <text:s text:c="5"/>| Convener/co-Convener | <text:s text:c="6"/>|</text:p>
      <text:p text:style-name="P2">| 10 <text:s text:c="4"/>| Chair/co-Chair <text:s text:c="6"/>| <text:s text:c="6"/>|</text:p>
      <text:p text:style-name="P2">| 11 <text:s text:c="4"/>| Ombudsperson <text:s text:c="8"/>| <text:s text:c="6"/>|</text:p>
      <text:p text:style-name="P2">| 12 <text:s text:c="4"/>| Staff <text:s text:c="15"/>| <text:s text:c="6"/>|</text:p>
      <text:p text:style-name="P2">| 13 <text:s text:c="4"/>| External Liaison <text:s text:c="4"/>| <text:s text:c="6"/>|</text:p>
      <text:p text:style-name="P2">| 14 <text:s text:c="4"/>| Internal Liaison <text:s text:c="4"/>| <text:s text:c="6"/>|</text:p>
      <text:p text:style-name="P2">| 15 <text:s text:c="4"/>| Deputy Chair <text:s text:c="8"/>| <text:s text:c="6"/>|</text:p>
      <text:p text:style-name="P2">| 16 <text:s text:c="4"/>| Observer <text:s text:c="12"/>| <text:s text:c="6"/>|</text:p>
      <text:p text:style-name="P2">| 17 <text:s text:c="4"/>| Ex Officio Member <text:s text:c="3"/>| <text:s text:c="6"/>|</text:p>
      <text:p text:style-name="P2">| 18 <text:s text:c="4"/>| Theory Advisor <text:s text:c="6"/>| <text:s text:c="6"/>|</text:p>
      <text:p text:style-name="P2">| 19 <text:s text:c="4"/>| Contact person <text:s text:c="6"/>| <text:s text:c="6"/>|</text:p>
      <text:p text:style-name="P2">+--------+----------------------+-------+</text:p>
      <text:p text:style-name="P8"/>
      <text:p text:style-name="P5">Table of authorizing entities</text:p>
      <text:p text:style-name="P2">+--------+--------------------------------------+-------+</text:p>
      <text:p text:style-name="P2">| AUTHID | <text:s text:c="14"/>AUTHNAME <text:s text:c="14"/>| NOTES |</text:p>
      <text:p text:style-name="P2">+--------+--------------------------------------+-------+</text:p>
      <text:p text:style-name="P2">| 1 <text:s text:c="5"/>| DESC Collaboration Full Members <text:s text:c="5"/>| <text:s text:c="6"/>|</text:p>
      <text:p text:style-name="P2">| 2 <text:s text:c="5"/>| DESC Spokesperson <text:s text:c="19"/>| <text:s text:c="6"/>|</text:p>
      <text:p text:style-name="P2">| 3 <text:s text:c="5"/>| Technical Coordinator <text:s text:c="15"/>| <text:s text:c="6"/>|</text:p>
      <text:p text:style-name="P2">| 4 <text:s text:c="5"/>| Computing and Simulation Coordinator | <text:s text:c="6"/>|</text:p>
      <text:p text:style-name="P2">| 5 <text:s text:c="5"/>| Data Coordinator <text:s text:c="20"/>| <text:s text:c="6"/>|</text:p>
      <text:p text:style-name="P2">| 6 <text:s text:c="5"/>| Analysis Coordinator <text:s text:c="16"/>| <text:s text:c="6"/>|</text:p>
      <text:p text:style-name="P2">| 7 <text:s text:c="5"/>| DESC Operations Manager <text:s text:c="13"/>| <text:s text:c="6"/>|</text:p>
      <text:p text:style-name="P2">| 8 <text:s text:c="5"/>| DESC Collaboration Council <text:s text:c="10"/>| <text:s text:c="6"/>|</text:p>
      <text:p text:style-name="P2">| 10 <text:s text:c="4"/>| External Organization <text:s text:c="15"/>| <text:s text:c="6"/>|</text:p>
      <text:p text:style-name="P2">| 11 <text:s text:c="4"/>| Executive Board <text:s text:c="21"/>| <text:s text:c="6"/>|</text:p>
      <text:p text:style-name="P2">| 12 <text:s text:c="4"/>| DESC Membership <text:s text:c="21"/>| <text:s text:c="6"/>|</text:p>
      <text:p text:style-name="P2">+--------+--------------------------------------+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7T10:59:30.600977997</meta:creation-date>
    <meta:print-date>2024-01-17T11:44:38.828625166</meta:print-date>
    <dc:date>2024-01-17T11:48:23.854012042</dc:date>
    <meta:editing-duration>PT18M</meta:editing-duration>
    <meta:editing-cycles>1</meta:editing-cycles>
    <meta:document-statistic meta:table-count="0" meta:image-count="0" meta:object-count="0" meta:page-count="3" meta:paragraph-count="174" meta:word-count="2423" meta:character-count="20758" meta:non-whitespace-character-count="10130"/>
    <meta:generator>LibreOffice/5.3.6.1$Linux_X86_64 LibreOffice_project/30$Build-1</meta:generator>
  </office:meta>
</office:document-meta>
</file>